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antarell" svg:font-family="Cantarell" style:font-pitch="variable"/>
    <style:font-face style:name="Lato" svg:font-family="Lato"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lack" svg:font-family="'Noto Sans CJK JP Black'" style:font-family-generic="swiss" style:font-pitch="variable"/>
    <style:font-face style:name="Noto Sans CJK JP Light" svg:font-family="'Noto Sans CJK JP Light'" style:font-adornments="Light" style:font-family-generic="swiss" style:font-pitch="variable"/>
    <style:font-face style:name="Noto Sans CJK KR Light" svg:font-family="'Noto Sans CJK KR Light'" style:font-family-generic="swiss" style:font-pitch="variable"/>
    <style:font-face style:name="Noto Sans CJK KR Light1" svg:font-family="'Noto Sans CJK KR Light'" style:font-adornments="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language="fr" fo:country="FR" officeooo:rsid="001a9083" officeooo:paragraph-rsid="001a9083"/>
    </style:style>
    <style:style style:name="P3" style:family="paragraph" style:parent-style-name="Text_20_body">
      <style:text-properties fo:language="fr" fo:country="FR" officeooo:paragraph-rsid="00163767"/>
    </style:style>
    <style:style style:name="P4" style:family="paragraph" style:parent-style-name="Text_20_body">
      <style:text-properties fo:language="fr" fo:country="FR" officeooo:rsid="00348211" officeooo:paragraph-rsid="00348211"/>
    </style:style>
    <style:style style:name="P5" style:family="paragraph" style:parent-style-name="Text_20_body">
      <style:text-properties fo:language="fr" fo:country="FR" officeooo:rsid="003a9567" officeooo:paragraph-rsid="003a9567"/>
    </style:style>
    <style:style style:name="P6" style:family="paragraph" style:parent-style-name="Text_20_body">
      <style:text-properties fo:language="fr" fo:country="FR" officeooo:rsid="003f0103" officeooo:paragraph-rsid="003f0103"/>
    </style:style>
    <style:style style:name="P7" style:family="paragraph" style:parent-style-name="Text_20_body">
      <style:text-properties fo:language="fr" fo:country="FR" officeooo:rsid="003fe1bd" officeooo:paragraph-rsid="003fe1bd"/>
    </style:style>
    <style:style style:name="P8" style:family="paragraph" style:parent-style-name="Text_20_body">
      <style:text-properties fo:language="fr" fo:country="FR" officeooo:rsid="0046a9b8" officeooo:paragraph-rsid="0046a9b8"/>
    </style:style>
    <style:style style:name="P9" style:family="paragraph" style:parent-style-name="Text_20_body">
      <style:text-properties fo:language="fr" fo:country="FR" officeooo:rsid="004b1174" officeooo:paragraph-rsid="004b1174"/>
    </style:style>
    <style:style style:name="P10" style:family="paragraph" style:parent-style-name="Text_20_body">
      <style:text-properties fo:language="fr" fo:country="FR" officeooo:rsid="004c14fb" officeooo:paragraph-rsid="004c14fb"/>
    </style:style>
    <style:style style:name="P11" style:family="paragraph" style:parent-style-name="Text_20_body">
      <style:text-properties fo:language="fr" fo:country="FR" officeooo:rsid="004dfc36" officeooo:paragraph-rsid="004dfc36"/>
    </style:style>
    <style:style style:name="P12" style:family="paragraph" style:parent-style-name="Text_20_body">
      <style:paragraph-properties fo:text-align="center" style:justify-single-word="false"/>
    </style:style>
    <style:style style:name="P13" style:family="paragraph" style:parent-style-name="Text_20_body">
      <style:paragraph-properties fo:line-height="100%" fo:text-align="center" style:justify-single-word="false"/>
      <style:text-properties officeooo:rsid="00312806" officeooo:paragraph-rsid="00312806"/>
    </style:style>
    <style:style style:name="P14" style:family="paragraph" style:parent-style-name="Text_20_body">
      <style:paragraph-properties fo:line-height="100%" fo:text-align="center" style:justify-single-word="false"/>
      <style:text-properties fo:font-style="italic" officeooo:rsid="00312806" officeooo:paragraph-rsid="00312806" style:font-style-asian="italic" style:font-style-complex="italic"/>
    </style:style>
    <style:style style:name="P15" style:family="paragraph" style:parent-style-name="Text_20_body">
      <style:text-properties officeooo:rsid="00426f8a" officeooo:paragraph-rsid="00426f8a"/>
    </style:style>
    <style:style style:name="P16" style:family="paragraph" style:parent-style-name="Text_20_body" style:list-style-name="L1">
      <style:text-properties officeooo:rsid="0043bf9d" officeooo:paragraph-rsid="0043bf9d"/>
    </style:style>
    <style:style style:name="P17" style:family="paragraph" style:parent-style-name="Text_20_body">
      <style:text-properties fo:color="#800000" fo:language="fr" fo:country="FR" officeooo:rsid="004d522b" officeooo:paragraph-rsid="004d522b"/>
    </style:style>
    <style:style style:name="P18" style:family="paragraph" style:parent-style-name="Text_20_body" style:master-page-name="">
      <loext:graphic-properties draw:fill="none"/>
      <style:paragraph-properties fo:margin-left="1.499cm" fo:margin-right="1.6cm" fo:margin-top="0cm" fo:margin-bottom="0.247cm" loext:contextual-spacing="false" fo:line-height="120%" fo:text-align="justify" style:justify-single-word="false" fo:text-indent="0cm" style:auto-text-indent="false" style:page-number="auto" fo:background-color="transparent"/>
      <style:text-properties fo:language="fr" fo:country="FR" officeooo:rsid="0018138f" officeooo:paragraph-rsid="003562ec"/>
    </style:style>
    <style:style style:name="P19" style:family="paragraph" style:parent-style-name="Heading_20_3">
      <style:text-properties fo:language="fr" fo:country="FR"/>
    </style:style>
    <style:style style:name="P20" style:family="paragraph" style:parent-style-name="Heading_20_3">
      <style:text-properties officeooo:rsid="0024b77f" officeooo:paragraph-rsid="0024b77f"/>
    </style:style>
    <style:style style:name="P21" style:family="paragraph" style:parent-style-name="Heading_20_3">
      <style:paragraph-properties fo:text-align="center" style:justify-single-word="false"/>
      <style:text-properties fo:font-weight="bold" style:font-weight-asian="bold" style:font-weight-complex="bold"/>
    </style:style>
    <style:style style:name="P22" style:family="paragraph" style:parent-style-name="Heading_20_1">
      <style:text-properties fo:language="fr" fo:country="FR"/>
    </style:style>
    <style:style style:name="P23" style:family="paragraph" style:parent-style-name="Title">
      <style:paragraph-properties fo:text-align="center" style:justify-single-word="false"/>
    </style:style>
    <style:style style:name="P24" style:family="paragraph" style:parent-style-name="Heading_20_2">
      <style:text-properties fo:language="fr" fo:country="FR"/>
    </style:style>
    <style:style style:name="P25" style:family="paragraph" style:parent-style-name="Heading_20_2">
      <style:text-properties fo:language="fr" fo:country="FR" officeooo:paragraph-rsid="0024b77f"/>
    </style:style>
    <style:style style:name="T1" style:family="text">
      <style:text-properties fo:font-style="italic"/>
    </style:style>
    <style:style style:name="T2" style:family="text">
      <style:text-properties fo:font-style="italic" officeooo:rsid="0026f20e"/>
    </style:style>
    <style:style style:name="T3" style:family="text">
      <style:text-properties officeooo:rsid="00163767"/>
    </style:style>
    <style:style style:name="T4" style:family="text">
      <style:text-properties fo:font-style="normal" style:font-style-asian="normal" style:font-style-complex="normal"/>
    </style:style>
    <style:style style:name="T5" style:family="text">
      <style:text-properties fo:font-style="normal" officeooo:rsid="00186517" style:font-style-asian="normal" style:font-style-complex="normal"/>
    </style:style>
    <style:style style:name="T6" style:family="text">
      <style:text-properties fo:font-style="normal" officeooo:rsid="003562ec" style:font-style-asian="normal" style:font-style-complex="normal"/>
    </style:style>
    <style:style style:name="T7" style:family="text">
      <style:text-properties officeooo:rsid="001d7c36"/>
    </style:style>
    <style:style style:name="T8" style:family="text">
      <style:text-properties officeooo:rsid="0024b77f"/>
    </style:style>
    <style:style style:name="T9" style:family="text">
      <style:text-properties officeooo:rsid="0026f969"/>
    </style:style>
    <style:style style:name="T10" style:family="text">
      <style:text-properties officeooo:rsid="0028f6bf"/>
    </style:style>
    <style:style style:name="T11" style:family="text">
      <style:text-properties officeooo:rsid="002d00da"/>
    </style:style>
    <style:style style:name="T12" style:family="text">
      <style:text-properties officeooo:rsid="002ecd6c"/>
    </style:style>
    <style:style style:name="T13" style:family="text">
      <style:text-properties officeooo:rsid="00321b8c"/>
    </style:style>
    <style:style style:name="T14" style:family="text">
      <style:text-properties officeooo:rsid="003523ff"/>
    </style:style>
    <style:style style:name="T15" style:family="text">
      <style:text-properties fo:language="fr" fo:country="FR"/>
    </style:style>
    <style:style style:name="T16" style:family="text">
      <style:text-properties fo:language="fr" fo:country="FR" officeooo:rsid="0046a9b8"/>
    </style:style>
    <style:style style:name="T17" style:family="text">
      <style:text-properties fo:language="fr" fo:country="FR" officeooo:rsid="004582aa"/>
    </style:style>
    <style:style style:name="T18" style:family="text">
      <style:text-properties officeooo:rsid="00372bb7"/>
    </style:style>
    <style:style style:name="T19" style:family="text">
      <style:text-properties fo:color="#800000"/>
    </style:style>
    <style:style style:name="T20" style:family="text">
      <style:text-properties fo:color="#800000" officeooo:rsid="00372bb7"/>
    </style:style>
    <style:style style:name="T21" style:family="text">
      <style:text-properties fo:color="#800000" officeooo:rsid="003b0929"/>
    </style:style>
    <style:style style:name="T22" style:family="text">
      <style:text-properties fo:color="#800000" officeooo:rsid="003fe1bd"/>
    </style:style>
    <style:style style:name="T23" style:family="text">
      <style:text-properties officeooo:rsid="003b0929"/>
    </style:style>
    <style:style style:name="T24" style:family="text">
      <style:text-properties officeooo:rsid="003d6228"/>
    </style:style>
    <style:style style:name="T25" style:family="text">
      <style:text-properties officeooo:rsid="003fe1bd"/>
    </style:style>
    <style:style style:name="T26" style:family="text">
      <style:text-properties officeooo:rsid="00481774"/>
    </style:style>
    <style:style style:name="T27" style:family="text">
      <style:text-properties officeooo:rsid="004c14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apport <text:span text:style-name="T13">de stage</text:span></text:p>
      <text:p text:style-name="P12"/>
      <text:p text:style-name="P13">Jules Gagnon-marchand,</text:p>
      <text:p text:style-name="P14"><text:a xlink:type="simple" xlink:href="mailto:jules.gagnon-marchand@gmail.com" text:style-name="Internet_20_link" text:visited-style-name="Visited_20_Internet_20_Link">jules.gagnon-marchand@gmail.com</text:a></text:p>
      <text:p text:style-name="P14"/>
      <text:h text:style-name="P21" text:outline-level="3">Résumé</text:h>
      <text:p text:style-name="P18">Pendant notre stage <text:span text:style-name="T14">à la chaire de neurosciences systémique et de neuroimagerie cognitive au département de psychologie de l’université de Montréal avec le pf. Karim Jerbi, </text:span><text:span text:style-name="T4">nous avons exploré différentes approches d’apprentissage machine supervisé, appliqué à la détection de l’autisme appliqué à un dataset MEG d’enfants autistes contre neurotypiques. Les </text:span><text:span text:style-name="T5">approches de machine learning classique tentées sont : SVM à </text:span><text:span text:style-name="T6">noyeau</text:span><text:span text:style-name="T5"> linéaire, SVM à </text:span><text:span text:style-name="T6">noyeau </text:span><text:span text:style-name="T5">polynomial, SVM à </text:span><text:span text:style-name="T6">noyeau</text:span><text:span text:style-name="T5"> RBF, K-Nearest-Neighbors, Random Forests, Régression logistique. Les approches de deep learning essayées étaient : réseau neuronal profond pleinement connecté (perceptron multi-couche) (feed forward neural network), réseau convolutif profond 2D sur des images interpollées des scans. Les SVM linéaires ont donné les meilleurs résultats, à 70.038% de validation.</text:span></text:p>
      <text:h text:style-name="Heading_20_1" text:outline-level="1">Introduction</text:h>
      <text:p text:style-name="P2">La chaire nous a fourni 138 scans de magnétoencéphalographie <text:span text:style-name="T12">(nettoyées au préalable avec la méthode ICA pour tenter d’enlever les perturbations motrices. Plus de détails dans la section préparation des données)</text:span> la moitié ayant été effectuée sur des enfants neurotypiques, et l’autre moitié sur des enfants dans le spectre de l’autisme. <text:span text:style-name="T7">L’objectif était d’utiliser l’apprentissage machine pour apprendre à prédire dans quelle catégorie les individus appartiennent uniquement à partir de leurs scans. Un tel modèle nous permetterait de possiblement mieux comprendre le fonctionnement de l’autisme.</text:span></text:p>
      <text:h text:style-name="Heading_20_1" text:outline-level="1">Préparation des données</text:h>
      <text:p text:style-name="P4">Tel que mentionné plus tôt, nous avions des scans de cerveaux d’enfants, obtenus avec la collaboration de l’université d’état de Moscou.<text:span text:style-name="T19"> Ces données étaient des scans sur </text:span><text:span text:style-name="T20">quelques minut</text:span><text:span text:style-name="T18">es.</text:span><text:span text:style-name="T20"> Un étudiant au doctorat en physique</text:span><text:span text:style-name="T18"> a ensuite nettoyé les données, pour tenter de réduire la possiblité que des stimulations musculaires interfèrent avec la prise de données. </text:span></text:p>
      <text:p text:style-name="P5"><text:soft-page-break/>En premier lieu, nous extrayons la densité spectrale de puissance des signaux lus dans le MEG par la méthode de Welch, avec son implémentation <text:span text:style-name="T23">dans la librairie python MNE. </text:span><text:span text:style-name="T21">Les détails de la transformation suivent:</text:span></text:p>
      <text:p text:style-name="P6"><text:span text:style-name="T21">N</text:span><text:span text:style-name="T19">OTE: DEVRIONS NOUS REFAIRE </text:span><text:span text:style-name="T22">LA PORTION QUI FAIT LA SÉLETION DE FRÉQUENCES? JE NE COMPRENDS PAS POURQUOI ELLE EST FAITE COMME ÇA</text:span></text:p>
      <text:p text:style-name="P11"><text:span text:style-name="T22">A</text:span><text:span text:style-name="T19">UCUNE IDÉE POURQUOI 1 SECONE</text:span></text:p>
      <text:p text:style-name="P7"><text:span text:style-name="T22">F</text:span><text:span text:style-name="T19">RÉQUENCE DE NYQUIST?</text:span></text:p>
      <text:p text:style-name="P5"><text:tab/><text:span text:style-name="T24">Durée: 1 seconde</text:span></text:p>
      <text:p text:style-name="P5"><text:tab/><text:span text:style-name="T24">Fréquence maximale:</text:span></text:p>
      <text:p text:style-name="P5"><text:tab/><text:span text:style-name="T24">Fréquence minimale:</text:span></text:p>
      <text:p text:style-name="P5"><text:tab/><text:span text:style-name="T25">NFFT:</text:span></text:p>
      <text:h text:style-name="Heading_20_2" text:outline-level="2">Modèles shallow</text:h>
      <text:p text:style-name="P15"><text:span text:style-name="T15">Nous avons essayé plusieurs modèles shallow. Voici la liste:</text:span></text:p>
      <text:list xml:id="list530629045616105926" text:style-name="L1">
        <text:list-item>
          <text:p text:style-name="P16"><text:span text:style-name="T15">SVM linéaires</text:span></text:p>
        </text:list-item>
        <text:list-item>
          <text:p text:style-name="P16"><text:span text:style-name="T15">SVM rbf</text:span></text:p>
        </text:list-item>
        <text:list-item>
          <text:p text:style-name="P16"><text:span text:style-name="T15">Forêts aléatoires</text:span></text:p>
        </text:list-item>
      </text:list>
      <text:h text:style-name="Heading_20_3" text:outline-level="3">SVM:</text:h>
      <text:p text:style-name="P8">Nous avons utilisé le module SVC de la librairie python scikit-learn pour effectuer une recherche en grille exponentielle <text:span text:style-name="T26">sur les paramètres gamma et C des SVMs de noyeaux linéaires et RBF. Les valeurs qui donnaient les meilleurs résultats étaient 0.001 pour C et 0.001 pour Gamma, ce qui sont des valeurs qui sont apparemment très populaires, d’après la documentation en ligne de scikit-learn SVC.</text:span></text:p>
      <text:p text:style-name="P9">Pour les RBF et pour le noyeau linéaire, avec les tranches nommées sur une seconde, <text:span text:style-name="T27">nous arrivons à un résultat au maximum de 65 % à la validation, dans les deux cas.</text:span></text:p>
      <text:p text:style-name="P17">Voici des graphiques représentant toutes les valeurs différentes de C et de Gamma essayées, pour les deux noyaux :</text:p>
      <text:p text:style-name="P10">Pour les bandes uniformes, pour les mêmes valeurs de C et de Gamma qui, d’après nos expériences, semblent toujours optimales, nous arrivons à 70%.</text:p>
      <text:p text:style-name="P8"/>
      <text:p text:style-name="P1">Le 70 % est assez impressionnant dans la mesure où ça sous entendrait que y'a quelque chose qui nous permettrait de distinguer un candidat sur le spectrum de l'autistme d'un candidat neuro-typique 70% du temps juste avec un flash instantané de son activité mentale.</text:p>
      <text:p text:style-name="P1"><text:soft-page-break/>Classificateurs shallow essayés : SVMs linéaires et polynomiaux, KNN, Régression logistique (aka réseau neuronnal à une couche), Random Forest, Réseau neuronnal <text:span text:style-name="T1">fully connected </text:span><text:span text:style-name="T2">(</text:span>je mets ça ici parce que c'est pas vraiment considéré comme une vraie architecture profonde).</text:p>
      <text:p text:style-name="P1">Le 70% de succès de validation a été obtenu avec un SVM linéaire (pas polynomial), une architecture qui a vraiment fait ses preuves en reproductibilité et en rigidité.</text:p>
      <text:h text:style-name="P24" text:outline-level="2">Modèles <text:span text:style-name="T9">utilisant l’apprentissage profond</text:span></text:h>
      <text:h text:style-name="Heading_20_3" text:outline-level="3">Modèle convolutif "flash"</text:h>
      <text:p text:style-name="P1">Avec leur structure similaire à celle du cortex visuel, les réseaux neuronaux convolutifs sont au coeur de la révolution actuelle de l'apprentissage profond. En effet, cette architecture est utilisée dans les modèles qui ont brisé tous les records, autant dans la vision (classification 2D et 3D, segmentation sémantique 2D et 3D) que, récemment, dans les tâches de langage (les modèles modernes de traduction utilisent en effet en partie les modèles convolutifs appliqués aux lettres, en combinaison avec des modèles récurrents).</text:p>
      <text:p text:style-name="P1">Ces modèles ayant déjà démontré leur force dans l'analyse des scans de EEG (et de MRI, et d'une quantité X de types de scans différents), nous avions des raisons fortes de croire qu'elles avaient de bonnes chances de s'appliquer bien au MEG.</text:p>
      <text:p text:style-name="P1">Nous avons encore une fois tenté l'approche de classification sur des tranches de PSD sur 1 seconde, avec les bandes de PSD séparées de façon uniforme et non uniforme (bande nommées), comme pour le shallow. La disposition non en grille des électrodes a été contrecarrée par la création d'images interpolées de façon linéaire et de façon bicubique entre les électrodes, pour donner une représentation mieux compatible avec les réseaux convolutifs. Nous avons utilisé l'architecture de réseau convolutif qui est reconnue comme ayant le plus clairement fait ses preuves et qui requiers le moins de données pour apprendre, les ResNets avec (et sans) dropout, avec Batch Normalisation et avec ReLu. Nous avons aussi tenter des architectures plus simples, avec des résultats inférieurs.</text:p>
      <text:p text:style-name="P1">Les résultats avec les réseaux convolutifs ont été non concluents. Nous croyons que l'idée de la création d'image interpolée, si elle avait du sens en théorie, donnait probablement trop de liberté au modèle de par la trop grande quantité de pixels pour la quantité réelle d'information qu'elles portaient. Nous croyons que le maxpooling aurait pu mieux fonctionner.</text:p>
      <text:h text:style-name="Heading_20_1" text:outline-level="1"><text:soft-page-break/>Expérience et résultats</text:h>
      <text:h text:style-name="P25" text:outline-level="2"><text:span text:style-name="T10">T</text:span>entatives <text:span text:style-name="T10">futures</text:span></text:h>
      <text:h text:style-name="P20" text:outline-level="3">Tentatives <text:span text:style-name="T10">utilisant l’apprentissage profond</text:span></text:h>
      <text:h text:style-name="Heading_20_3" text:outline-level="3">Modèle flash à image maxpoolée, <text:span text:style-name="T3">PointNet:</text:span></text:h>
      <text:p text:style-name="P1">Le "maxpool" est un filtre qui prend, pour une zone, uniquement l'activation la plus forte. Cela permet donc d'en quelques sortes compresser l'information. Nous aimerions tenter l'utilisation de ceci pour contrecarrer la forme non en grille de la disposition des neurones, cette technique n'ajoutant pas de flexibilité inutile au modèle (contrairement à la création d'images interpolées).</text:p>
      <text:h text:style-name="P19" text:outline-level="3">Modèle convolutif temporel:</text:h>
      <text:p text:style-name="P1">Jusqu'à maintenant, nous faisions nos classifications sur des flashs temporels de PSD sur 1 seconde. Cela sous-entend la supposition un peu surprenante pour quelqu'un dont le domaine principal n'est pas la neuroscience que l'on pourrait détecter l'autisme dans une photo de 1 seconde du cerveau, plutôt qu'en observant quelque chose de particulier avec les ondes dans le temps. </text:p>
      <text:p text:style-name="P1">Bref, nous pensons fortement qu'il y aurait quelque chose à essayer avec des modèles qui serait convolutifs pas dans l'espace, mais dans le temps. Notons que les stratégies d'augmentation spatiale ne seraient pas nécessaires; la convolution serait uniquement temporelle.</text:p>
      <text:h text:style-name="P19" text:outline-level="3">Modèle récurrent (réseau neuronal à mémoire) (LSTM, GRU) temporel:</text:h>
      <text:p text:style-name="P1">La façon "classique" de capturer les dépendances dans le temps dans les modèles deep est l'utilisation des modèles récurrents. Nous croyons que d'essayer un modèle récurrent en faudrait la peine, pour, encore une fois, capturer la structure temporelle.</text:p>
      <text:h text:style-name="Heading_20_3" text:outline-level="3"><text:span text:style-name="T8">T</text:span>entatives <text:span text:style-name="T8">en </text:span>shallow <text:span text:style-name="T8">learning</text:span>:</text:h>
      <text:h text:style-name="P19" text:outline-level="3">Temps:</text:h>
      <text:p text:style-name="P3">Essayer les classificateurs l<text:span text:style-name="T11">inéaires comme les SVMs</text:span> sur les données dans le temps en vaudrait <text:s/>définitivement la peine.</text:p>
      <text:h text:style-name="P22" text:outline-level="1"><text:soft-page-break/>Shallow VS Deep:</text:h>
      <text:h text:style-name="P19" text:outline-level="3">Avantages du shallow:</text:h>
      <text:p text:style-name="P1">- Beaucoup plus facile à interpréter. En effet, en neurosciences et en biologie, contrairement à plusieurs autres domaines comme la finance, l'informatique, la vision, etc., l'objectif n'est pas d'entrainer une boîte noire qui fait des prédictions automatiques de niveau humain, mais en grande partie de trouver des relations que l'on ne connaissait pas.</text:p>
      <text:p text:style-name="P1">- Les approches shallow demande beaucoup moins de données.</text:p>
      <text:p text:style-name="P1">- Un des reproches qu'on entend souvent contre la bio et contre les papiers de deep learning est la difficulté de reproduction des observations. Le machine learning shallow est nécessite beaucoup moins de peaufinage des paramètres, nécessite beaucoup moins de données, et est vraiment plus facile à reproduire, entre autre par la simplicité des modèles, dont les modèles linéaires (comme avec les SVM dans mon projet).</text:p>
      <text:h text:style-name="P19" text:outline-level="3">Avantages du deep:</text:h>
      <text:p text:style-name="P1">- Les modèles deep peuvent apprendre des relations vraiment beaucoup plus complexes et flexibles que les modèles shallow, et ont brisé tous les records dans plusieurs catégories de tâches que l'on croyait jusqu'à maintenant restreintes aux humains. Leur potentiel de détection et de prédiction est vraiment plus fort, si le modèle est approprié. On sort du niveau des dépendances simplistes de limites linéaires, et on passe vraiment à des capacités humaines / sur-humaines comme complexité des relations qu'il est possible d'apprendre. D'un point de vu fonctionnel, les réseaux neuronaux profonds sont vraiment supérieurs.</text:p>
      <text:p text:style-name="P1">- On comprend de mieux en mieux l'apprentissage profond, et les nouvelles techniques requièrent beaucoup moins de données qu'avant.</text:p>
      <text:p text:style-name="P1">- Un effort planétaire fou est présentement entrain d'être fait pour faciliter la compréhension des décisions des modèles deep. La déconvolution et les modèles d'attention (figure qui suit où on peut voir ce que le réseau a décidé de regarder dans l'image pour prendre sa décision, qui est de composer la phrase sous l'image) sont des exemples récents.</text:p>
      <text:p text:style-name="P1">- Les modèles deep ont déjà battus des records dans une grande quantité de domaines de bio de détection / de diagnostique par analyse de scans, atteignant et dépassant dans plusieurs tâches des médecins expe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antarell" svg:font-family="Cantarell" style:font-pitch="variable"/>
    <style:font-face style:name="Lato" svg:font-family="Lato"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lack" svg:font-family="'Noto Sans CJK JP Black'" style:font-family-generic="swiss" style:font-pitch="variable"/>
    <style:font-face style:name="Noto Sans CJK JP Light" svg:font-family="'Noto Sans CJK JP Light'" style:font-adornments="Light" style:font-family-generic="swiss" style:font-pitch="variable"/>
    <style:font-face style:name="Noto Sans CJK KR Light" svg:font-family="'Noto Sans CJK KR Light'" style:font-family-generic="swiss" style:font-pitch="variable"/>
    <style:font-face style:name="Noto Sans CJK KR Light1" svg:font-family="'Noto Sans CJK KR Light'" style:font-adornments="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style:font-name="Noto Sans CJK KR Light1" fo:font-family="'Noto Sans CJK KR Light'" style:font-style-name="Light" style:font-family-generic="swiss" style:font-pitch="variable" fo:font-size="22pt" fo:font-weight="normal" style:font-size-asian="22pt" style:font-weight-asian="normal" style:font-size-complex="22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Noto Sans CJK JP Light" fo:font-family="'Noto Sans CJK JP Light'" style:font-style-name="Light" style:font-family-generic="swiss" style:font-pitch="variable" fo:font-size="20pt" fo:language="fr" fo:country="FR" style:text-underline-style="none" fo:font-weight="normal" officeooo:rsid="0016e52a" style:font-size-asian="20pt" style:font-weight-asian="normal" style:font-size-complex="20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Noto Sans CJK KR Light1" fo:font-family="'Noto Sans CJK KR Light'" style:font-style-name="Light" style:font-family-generic="swiss" style:font-pitch="variable" fo:font-size="13pt" fo:language="fr" fo:country="FR" fo:font-weight="normal" style:font-size-asian="13pt" style:font-weight-asian="normal" style:font-size-complex="13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Noto Sans CJK KR Light" fo:font-family="'Noto Sans CJK KR Light'" style:font-family-generic="swiss" style:font-pitch="variable" fo:font-size="115%" fo:language="fr" fo:country="FR" fo:font-style="normal" fo:font-weight="normal" style:font-size-asian="115%" style:font-style-asian="normal" style:font-weight-asian="normal" style:font-size-complex="115%"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4:02:17.711178235</meta:creation-date>
    <dc:date>2017-06-18T22:16:18.492033283</dc:date>
    <meta:editing-duration>PT3H1M41S</meta:editing-duration>
    <meta:editing-cycles>52</meta:editing-cycles>
    <meta:generator>LibreOffice/5.1.6.2$Linux_X86_64 LibreOffice_project/10m0$Build-2</meta:generator>
    <meta:document-statistic meta:table-count="0" meta:image-count="0" meta:object-count="0" meta:page-count="5" meta:paragraph-count="59" meta:word-count="1501" meta:character-count="9852" meta:non-whitespace-character-count="8406"/>
  </office:meta>
</office:document-meta>
</file>